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6633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4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0084d1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0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008000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3" style:family="graphic" style:parent-style-name="objectwithoutfill">
      <style:graphic-properties draw:stroke="dash" draw:stroke-dash="Ultrafine_20_Dashed" svg:stroke-width="0.04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family="'Open Sans'" style:font-family-generic="swiss" style:font-pitch="variable" fo:font-size="20pt" style:font-size-asian="20pt" style:font-size-complex="20pt"/>
    </style:style>
    <style:style style:name="P9" style:family="paragraph">
      <style:paragraph-properties fo:text-align="center"/>
      <style:text-properties fo:font-size="16.5pt" style:font-size-asian="16.5pt" style:font-size-complex="16.5pt"/>
    </style:style>
    <style:style style:name="P10" style:family="paragraph">
      <style:paragraph-properties fo:text-align="center"/>
      <style:text-properties fo:font-family="'Open Sans'" style:font-family-generic="swiss" style:font-pitch="variable" fo:font-size="16.5pt" style:font-size-asian="16.5pt" style:font-size-complex="16.5pt"/>
    </style:style>
    <style:style style:name="P11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20pt" style:font-size-asian="20pt" style:font-size-complex="20pt"/>
    </style:style>
    <style:style style:name="T8" style:family="text">
      <style:text-properties fo:font-family="'Open Sans'" style:font-family-generic="swiss" style:font-pitch="variable" fo:font-size="16.5pt" style:font-size-asian="16.5pt" style:font-size-complex="16.5pt"/>
    </style:style>
    <style:style style:name="T9" style:family="text">
      <style:text-properties fo:font-family="'Ope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1cm" svg:x2="1.7cm" svg:y2="8.1cm">
          <text:p/>
        </draw:line>
        <draw:custom-shape draw:style-name="gr2" draw:text-style-name="P2" draw:layer="layout" svg:width="2.8cm" svg:height="0.9cm" svg:x="6.4cm" svg:y="1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7.6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14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9cm" svg:y1="8.073cm" svg:x2="5.992cm" svg:y2="8.073cm">
          <text:p/>
        </draw:line>
        <draw:line draw:style-name="gr1" draw:text-style-name="P1" draw:layer="layout" svg:x1="3.778cm" svg:y1="8.482cm" svg:x2="5.953cm" svg:y2="14.462cm">
          <text:p/>
        </draw:line>
        <draw:line draw:style-name="gr1" draw:text-style-name="P1" draw:layer="layout" svg:x1="3.745cm" svg:y1="7.614cm" svg:x2="5.986cm" svg:y2="1.458cm">
          <text:p/>
        </draw:line>
        <draw:custom-shape draw:style-name="gr3" draw:text-style-name="P4" draw:layer="layout" svg:width="1.905cm" svg:height="0.711cm" svg:x="10.1cm" svg:y="7.7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67cm" svg:y="11.63cm">
          <text:p text:style-name="P1"><text:span text:style-name="T4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193cm" svg:y1="14.246cm" svg:x2="13.038cm" svg:y2="13.319cm">
          <text:p/>
        </draw:line>
        <draw:custom-shape draw:style-name="gr2" draw:text-style-name="P2" draw:layer="layout" svg:width="2.8cm" svg:height="0.9cm" svg:x="16.467cm" svg:y="15.975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67cm" svg:y="5.28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176cm" svg:y1="8.239cm" svg:x2="16.24cm" svg:y2="10.017cm">
          <text:p/>
        </draw:line>
        <draw:custom-shape draw:style-name="gr4" draw:text-style-name="P2" draw:layer="layout" svg:width="2.8cm" svg:height="0.9cm" svg:x="16.467cm" svg:y="9.636cm">
          <text:p text:style-name="P1"><text:span text:style-name="T1">autola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6.461cm" svg:y="7.466cm">
          <text:p text:style-name="P1"><text:span text:style-name="T2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cm" svg:height="0.9cm" svg:x="16.461cm" svg:y="13.8cm">
          <text:p text:style-name="P1"><text:span text:style-name="T2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3.506cm" svg:y="12.839cm">
          <text:p text:style-name="P1"><text:span text:style-name="T2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23.506cm" svg:y="10.415cm">
          <text:p text:style-name="P1"><text:span text:style-name="T4">on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8.105cm" svg:height="0.827cm" svg:x="3.413cm" svg:y="16.683cm">
          <draw:text-box>
            <text:p><text:span text:style-name="T3">mandatory override switch (3 position)</text:span></text:p>
          </draw:text-box>
        </draw:frame>
        <draw:custom-shape draw:style-name="gr7" draw:text-style-name="P4" draw:layer="layout" svg:width="1.905cm" svg:height="0.711cm" svg:x="1.8cm" svg:y="7.7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905cm" svg:height="0.711cm" svg:x="10.082cm" svg:y="14.105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4.586cm" svg:height="0.827cm" svg:x="3.413cm" svg:y="18.907cm">
          <draw:text-box>
            <text:p><text:span text:style-name="T3">optional mission control switch (2 position, </text:span><text:span text:style-name="T5">default</text:span><text:span text:style-name="T6"> value if not present</text:span><text:span text:style-name="T5">)</text:span><text:span text:style-name="T3"> </text:span></text:p>
          </draw:text-box>
        </draw:frame>
        <draw:custom-shape draw:style-name="gr2" draw:text-style-name="P4" draw:layer="layout" svg:width="1.905cm" svg:height="0.711cm" svg:x="20.337cm" svg:y="11.696cm">
          <text:p text:style-name="P1"><text:span text:style-name="T3">PARAM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0.735cm" svg:height="0.827cm" svg:x="9.22cm" svg:y="1.151cm">
          <draw:text-box>
            <text:p><text:span text:style-name="T3">*</text:span></text:p>
          </draw:text-box>
        </draw:frame>
        <draw:frame draw:style-name="gr9" draw:text-style-name="P6" draw:layer="layout" svg:width="7.504cm" svg:height="1.403cm" svg:x="20.801cm" svg:y="17.891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1" draw:text-style-name="P8" draw:layer="layout" svg:width="0.891cm" svg:height="1.212cm" svg:x="20.304cm" svg:y="17.891cm">
          <draw:text-box>
            <text:p text:style-name="P7"><text:span text:style-name="T7">*</text:span></text:p>
          </draw:text-box>
        </draw:frame>
        <draw:custom-shape draw:style-name="gr12" draw:text-style-name="P4" draw:layer="layout" svg:width="1.905cm" svg:height="0.711cm" svg:x="13.292cm" svg:y="12.811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55cm" svg:y1="8.074cm" svg:x2="9.955cm" svg:y2="8.074cm">
          <text:p/>
        </draw:line>
        <draw:custom-shape draw:style-name="gr2" draw:text-style-name="P4" draw:layer="layout" svg:width="1.905cm" svg:height="0.7cm" svg:x="13.249cm" svg:y="6.566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41cm" svg:y1="14.467cm" svg:x2="9.941cm" svg:y2="14.467cm">
          <text:p/>
        </draw:line>
        <draw:line draw:style-name="gr1" draw:text-style-name="P1" draw:layer="layout" svg:x1="19.448cm" svg:y1="12.026cm" svg:x2="20.148cm" svg:y2="12.026cm">
          <text:p/>
        </draw:line>
        <draw:custom-shape draw:style-name="gr7" draw:text-style-name="P4" draw:layer="layout" svg:width="1.905cm" svg:height="0.711cm" svg:x="1.289cm" svg:y="16.818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05cm" svg:height="0.711cm" svg:x="1.289cm" svg:y="17.91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905cm" svg:height="0.711cm" svg:x="1.289cm" svg:y="19.02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8.685cm" svg:height="0.827cm" svg:x="3.413cm" svg:y="17.826cm">
          <draw:text-box>
            <text:p><text:span text:style-name="T3">mandatory flight / land switch (2 position</text:span><text:span text:style-name="T5">)</text:span></text:p>
          </draw:text-box>
        </draw:frame>
        <draw:line draw:style-name="gr1" draw:text-style-name="P1" draw:layer="layout" svg:x1="12.176cm" svg:y1="7.858cm" svg:x2="13.021cm" svg:y2="6.931cm">
          <text:p/>
        </draw:line>
        <draw:line draw:style-name="gr1" draw:text-style-name="P1" draw:layer="layout" svg:x1="15.368cm" svg:y1="6.672cm" svg:x2="16.213cm" svg:y2="5.745cm">
          <text:p/>
        </draw:line>
        <draw:line draw:style-name="gr1" draw:text-style-name="P1" draw:layer="layout" svg:x1="15.368cm" svg:y1="7.042cm" svg:x2="16.213cm" svg:y2="7.969cm">
          <text:p/>
        </draw:line>
        <draw:line draw:style-name="gr1" draw:text-style-name="P1" draw:layer="layout" svg:x1="12.176cm" svg:y1="14.578cm" svg:x2="16.24cm" svg:y2="16.367cm">
          <text:p/>
        </draw:line>
        <draw:line draw:style-name="gr1" draw:text-style-name="P1" draw:layer="layout" svg:x1="15.368cm" svg:y1="13.011cm" svg:x2="16.213cm" svg:y2="12.084cm">
          <text:p/>
        </draw:line>
        <draw:line draw:style-name="gr1" draw:text-style-name="P1" draw:layer="layout" svg:x1="15.368cm" svg:y1="13.381cm" svg:x2="16.213cm" svg:y2="14.308cm">
          <text:p/>
        </draw:line>
        <draw:line draw:style-name="gr1" draw:text-style-name="P1" draw:layer="layout" svg:x1="22.413cm" svg:y1="11.823cm" svg:x2="23.258cm" svg:y2="10.896cm">
          <text:p/>
        </draw:line>
        <draw:line draw:style-name="gr1" draw:text-style-name="P1" draw:layer="layout" svg:x1="22.413cm" svg:y1="12.293cm" svg:x2="23.258cm" svg:y2="13.22cm">
          <text:p/>
        </draw:line>
        <draw:custom-shape draw:style-name="gr2" draw:text-style-name="P4" draw:layer="layout" svg:width="1.905cm" svg:height="0.7cm" svg:x="1.254cm" svg:y="20.112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1.903cm" svg:height="0.827cm" svg:x="3.413cm" svg:y="19.985cm">
          <draw:text-box>
            <text:p><text:span text:style-name="T3">mode depends on parameter (</text:span><text:span text:style-name="T5">default</text:span><text:span text:style-name="T3"> value is underlined)</text:span></text:p>
          </draw:text-box>
        </draw:frame>
        <draw:line draw:style-name="gr13" draw:text-style-name="P1" draw:layer="layout" svg:x1="11.006cm" svg:y1="13.954cm" svg:x2="11.006cm" svg:y2="8.493cm">
          <text:p/>
        </draw:line>
      </draw:page>
      <draw:page draw:name="page2" draw:style-name="dp1" draw:master-page-name="Default">
        <draw:custom-shape draw:style-name="gr2" draw:text-style-name="P10" draw:layer="layout" svg:width="2.8cm" svg:height="1.778cm" svg:x="2.8cm" svg:y="4.429cm">
          <text:p text:style-name="P9"><text:span text:style-name="T8">input</text:span></text:p>
          <text:p text:style-name="P9"><text:span text:style-name="T8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5.3cm" svg:x2="2.6cm" svg:y2="5.3cm">
          <text:p/>
        </draw:line>
        <draw:custom-shape draw:style-name="gr2" draw:text-style-name="P5" draw:layer="layout" svg:width="2.8cm" svg:height="0.9cm" svg:x="8.6cm" svg:y="3.122cm">
          <text:p text:style-name="P1"><text:span text:style-name="T4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5.622cm" svg:x2="8.4cm" svg:y2="7.1cm">
          <text:p/>
        </draw:line>
        <draw:line draw:style-name="gr1" draw:text-style-name="P1" draw:layer="layout" svg:x1="7.3cm" svg:y1="5.022cm" svg:x2="8.4cm" svg:y2="3.522cm">
          <text:p/>
        </draw:line>
        <draw:custom-shape draw:style-name="gr2" draw:text-style-name="P2" draw:layer="layout" svg:width="2.8cm" svg:height="0.9cm" svg:x="8.567cm" svg:y="6.7cm">
          <text:p text:style-name="P1"><text:span text:style-name="T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.8cm" svg:y="11.2cm">
          <text:p text:style-name="P1"><text:span text:style-name="T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1.6cm" svg:x2="2.6cm" svg:y2="11.6cm">
          <text:p/>
        </draw:line>
        <draw:custom-shape draw:style-name="gr2" draw:text-style-name="P5" draw:layer="layout" svg:width="2.8cm" svg:height="0.9cm" svg:x="8.6cm" svg:y="9.4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1.922cm" svg:x2="8.4cm" svg:y2="13.4cm">
          <text:p/>
        </draw:line>
        <draw:line draw:style-name="gr1" draw:text-style-name="P1" draw:layer="layout" svg:x1="7.3cm" svg:y1="11.322cm" svg:x2="8.4cm" svg:y2="9.822cm">
          <text:p/>
        </draw:line>
        <draw:custom-shape draw:style-name="gr2" draw:text-style-name="P2" draw:layer="layout" svg:width="2.8cm" svg:height="0.9cm" svg:x="8.567cm" svg:y="1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2.8cm" svg:height="0.9cm" svg:x="2.8cm" svg:y="17.5cm">
          <text:p text:style-name="P1"><text:span text:style-name="T9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7.9cm" svg:x2="2.6cm" svg:y2="17.9cm">
          <text:p/>
        </draw:line>
        <draw:custom-shape draw:style-name="gr2" draw:text-style-name="P5" draw:layer="layout" svg:width="2.8cm" svg:height="0.9cm" svg:x="8.6cm" svg:y="15.7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8.222cm" svg:x2="8.4cm" svg:y2="19.7cm">
          <text:p/>
        </draw:line>
        <draw:line draw:style-name="gr1" draw:text-style-name="P1" draw:layer="layout" svg:x1="7.3cm" svg:y1="17.622cm" svg:x2="8.4cm" svg:y2="16.122cm">
          <text:p/>
        </draw:line>
        <draw:custom-shape draw:style-name="gr2" draw:text-style-name="P2" draw:layer="layout" svg:width="2.8cm" svg:height="0.9cm" svg:x="8.567cm" svg:y="19.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2.8cm" svg:height="0.9cm" svg:x="15.312cm" svg:y="17.533cm">
          <text:p text:style-name="P1"><text:span text:style-name="T9">acr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112cm" svg:y1="17.933cm" svg:x2="15.112cm" svg:y2="17.933cm">
          <text:p/>
        </draw:line>
        <draw:custom-shape draw:style-name="gr2" draw:text-style-name="P5" draw:layer="layout" svg:width="2.8cm" svg:height="0.9cm" svg:x="21.112cm" svg:y="15.755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9.812cm" svg:y1="18.255cm" svg:x2="20.912cm" svg:y2="19.733cm">
          <text:p/>
        </draw:line>
        <draw:line draw:style-name="gr1" draw:text-style-name="P1" draw:layer="layout" svg:x1="19.812cm" svg:y1="17.655cm" svg:x2="20.912cm" svg:y2="16.155cm">
          <text:p/>
        </draw:line>
        <draw:custom-shape draw:style-name="gr2" draw:text-style-name="P2" draw:layer="layout" svg:width="2.8cm" svg:height="0.9cm" svg:x="21.079cm" svg:y="19.33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MacOSX_x86 LibreOffice_project/e29a214-2bbed72-0621de6-a97528c-8f066d</meta:generator>
    <dc:date>2013-01-26T12:35:06</dc:date>
    <meta:editing-duration>PT10H19M45S</meta:editing-duration>
    <meta:editing-cycles>51</meta:editing-cycles>
    <meta:print-date>2013-01-20T17:26:49</meta:print-date>
    <meta:document-statistic meta:object-count="74"/>
  </office:meta>
</office:document-meta>
</file>